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7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50218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5da3f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791c2" officeooo:paragraph-rsid="001791c2" style:font-name-asian="Liberation Mono" style:font-size-asian="16pt" style:font-name-complex="Liberation Mono" style:font-size-complex="16pt"/>
    </style:style>
    <style:style style:name="P12" style:family="paragraph" style:parent-style-name="Preformatted_20_Text">
      <style:text-properties officeooo:paragraph-rsid="001791c2"/>
    </style:style>
    <style:style style:name="P13" style:family="paragraph" style:parent-style-name="Preformatted_20_Text">
      <style:text-properties officeooo:paragraph-rsid="0015da3f"/>
    </style:style>
    <style:style style:name="P14" style:family="paragraph" style:parent-style-name="Preformatted_20_Text">
      <style:text-properties officeooo:rsid="001791c2" officeooo:paragraph-rsid="001791c2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91c2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91c2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150218" style:font-size-asian="36pt" style:font-size-complex="36pt"/>
    </style:style>
    <style:style style:name="T10" style:family="text">
      <style:text-properties fo:font-size="36pt" officeooo:rsid="001791c2" style:font-size-asian="36pt" style:font-size-complex="36pt"/>
    </style:style>
    <style:style style:name="T11" style:family="text">
      <style:text-properties officeooo:rsid="0015da3f"/>
    </style:style>
    <style:style style:name="T12" style:family="text">
      <style:text-properties officeooo:rsid="00179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Cure</text:span><text:span text:style-name="T8"> – </text:span><text:span text:style-name="T9">J</text:span><text:span text:style-name="T10">ust Like Heaven</text:span></text:p>
      <text:p text:style-name="P7"/>
      <text:p text:style-name="P3"/>
      <text:p text:style-name="P4"><text:span text:style-name="T1">[</text:span><text:span text:style-name="T4">Intro</text:span><text:span text:style-name="T1">] </text:span><text:span text:style-name="T2">A | E | bm | D [4x]</text:span></text:p>
      <text:p text:style-name="P9"/>
      <text:p text:style-name="P2"/>
      <text:p text:style-name="P12"><text:span text:style-name="T1">[Verse] </text:span><text:span text:style-name="T2">A | E | bm | D [4x]</text:span><text:span text:style-name="T1"> </text:span><text:span text:style-name="T7"><text:s/></text:span></text:p>
      <text:p text:style-name="P10"/>
      <text:p text:style-name="P11">Repeat whole intro</text:p>
      <text:p text:style-name="P1"/>
      <text:p text:style-name="P5"><text:span text:style-name="T1">[</text:span><text:span text:style-name="T4">Chorus</text:span><text:span text:style-name="T1">]</text:span></text:p>
      <text:p text:style-name="P13"><text:span text:style-name="T6">f#m | G</text:span><text:span text:style-name="T5"> [</text:span><text:span text:style-name="T6">3</text:span><text:span text:style-name="T5">x]</text:span></text:p>
      <text:p text:style-name="P14"><text:span text:style-name="T5">D </text:span><text:span text:style-name="T3">| D | D | D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00:41:37.572913782</dc:date>
    <meta:editing-duration>PT1H20M49S</meta:editing-duration>
    <meta:editing-cycles>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7" meta:word-count="37" meta:character-count="130" meta:non-whitespace-character-count="97"/>
  </office:meta>
</office:document-meta>
</file>